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text-properties fo:font-weight="bold" style:font-weight-asian="bold" style:font-weight-complex="bold"/>
    </style:style>
    <style:style style:name="P3" style:family="paragraph" style:parent-style-name="Definizione_20_Nome">
      <style:paragraph-properties fo:margin-left="0cm" fo:margin-right="0cm" fo:text-indent="0cm" style:auto-text-indent="false"/>
    </style:style>
    <style:style style:name="P4" style:family="paragraph" style:parent-style-name="Definizione_20_Nome">
      <style:paragraph-properties fo:margin-left="0.009cm" fo:margin-right="0.009cm" fo:text-indent="0cm" style:auto-text-indent="false"/>
    </style:style>
    <style:style style:name="P5" style:family="paragraph" style:parent-style-name="Definizione_20_Nome">
      <style:paragraph-properties fo:margin-left="0.009cm" fo:margin-right="0.009cm" fo:text-indent="0cm" style:auto-text-indent="false"/>
      <style:text-properties officeooo:rsid="000fd88b"/>
    </style:style>
    <style:style style:name="P6" style:family="paragraph" style:parent-style-name="Definizione_20_Valore">
      <style:paragraph-properties fo:margin-left="0.009cm" fo:margin-right="0.009cm" fo:text-indent="0cm" style:auto-text-indent="false"/>
    </style:style>
    <style:style style:name="P7" style:family="paragraph" style:parent-style-name="Definizione_20_Valore">
      <style:paragraph-properties fo:margin-left="0.009cm" fo:margin-right="0.009cm" fo:text-indent="0cm" style:auto-text-indent="false"/>
      <style:text-properties officeooo:rsid="000fd88b" officeooo:paragraph-rsid="000fd88b"/>
    </style:style>
    <style:style style:name="P8" style:family="paragraph" style:parent-style-name="Definizione_20_Valore">
      <style:paragraph-properties fo:margin-left="0.009cm" fo:margin-right="0.009cm" fo:text-indent="0cm" style:auto-text-indent="false"/>
      <style:text-properties fo:font-weight="normal" officeooo:rsid="000fd88b" officeooo:paragraph-rsid="000fd88b" style:font-weight-asian="normal" style:font-weight-complex="normal"/>
    </style:style>
    <style:style style:name="T1" style:family="text">
      <style:text-properties officeooo:rsid="000e4538"/>
    </style:style>
    <style:style style:name="T2" style:family="text">
      <style:text-properties officeooo:rsid="000fd88b"/>
    </style:style>
    <style:style style:name="T3" style:family="text">
      <style:text-properties fo:font-weight="bold" officeooo:rsid="000fd88b" style:font-weight-asian="bold" style:font-weight-complex="bold"/>
    </style:style>
    <style:style style:name="T4" style:family="text">
      <style:text-properties officeooo:rsid="001138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Personale Asilo</text:text-input></text:p>
          </table:table-cell>
        </table:table-row>
        <table:table-row>
          <table:table-cell table:style-name="Tabella1.A2" office:value-type="string">
            <text:p text:style-name="P3"><text:span text:style-name="T1">Adatabbilità e Portabilità</text:span> </text:p>
            <text:p text:style-name="P7">Il personale dell'asilo formato dal personale amministrativo, personale formazione, delegato rettore e responsabile scientifico, indipendentemente e dal sistema utilizzato, il sistema dev'essere funzionate e coerente con il design modellato. Il sistema essendo progettato per essere eseguito su macchine diverse e utilizzato anche tramite browser, è adattabile altri sviluppi hardware e software.</text:p>
            <text:p text:style-name="P4"><text:span text:style-name="T3">Usabilità:</text:span></text:p>
            <text:p text:style-name="P8">Attraverso una semplice interfaccia web, il <text:s/>personale dell'asilo formato dal personale amministrativo, personale formazione, delegato rettore e responsabile scientifico, potrà facilmente e velocemente apprendere il funzionamento del sistema. Gli utenti devono poter effettuare vari operazioni come la visualizzazione delle risposte dei genitori ai questionari valutativi in meno otto click.</text:p>
            <text:p text:style-name="P5">Affidabilità:</text:p>
            <text:p text:style-name="P6"><text:span text:style-name="T2">In caso di scadenze burocratiche come la scadenza del bando dell'iscrizione all'asilo Mazzetti, e la relativa gestione e la pubblicazione della relativa graduatoria, come la scadenza di un pagamento di una retta mensile o come una scadenza di una registrazione ad una eventuale gita scolastica, il sistema deve sempre funzionare ed essere disponibile evitando cosi l'impossibilità ad effettuare questo tipo di operazione. In altre parole il sistema non deve essere soggetto a failure </text:span><text:span text:style-name="T4">ma essere tollerante agli errori prevenendo quelli che fanno riferimento ad inserimento di dati necessari alla compilazione corretta di un form, perdita di connessione al database, perdita di connessione alla rete(Internet), avvertendo comunque l'utente con delle notifiche inerenti all'errore verificatosi.</text:span></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4:46:03.12</meta:creation-date>
    <meta:editing-duration>PT24M32S</meta:editing-duration>
    <meta:editing-cycles>5</meta:editing-cycles>
    <meta:generator>LibreOffice/3.6$Windows_x86 LibreOffice_project/da8c1e6-fd468f4-454e206-f42a4a9-143cfd</meta:generator>
    <dc:date>2012-11-03T09:19:20.20</dc:date>
    <meta:document-statistic meta:table-count="1" meta:image-count="0" meta:object-count="0" meta:page-count="1" meta:paragraph-count="7" meta:word-count="220" meta:character-count="1645" meta:non-whitespace-character-count="1430"/>
  </office:meta>
</office:document-meta>
</file>